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646in"/>
    </style:style>
    <style:style style:name="co2" style:family="table-column">
      <style:table-column-properties fo:break-before="auto" style:column-width="3.6555in"/>
    </style:style>
    <style:style style:name="co3" style:family="table-column">
      <style:table-column-properties fo:break-before="auto" style:column-width="0.9543in"/>
    </style:style>
    <style:style style:name="co4" style:family="table-column">
      <style:table-column-properties fo:break-before="auto" style:column-width="1.1146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2.1228in"/>
    </style:style>
    <style:style style:name="co7" style:family="table-column">
      <style:table-column-properties fo:break-before="auto" style:column-width="1.2862in"/>
    </style:style>
    <style:style style:name="co8" style:family="table-column">
      <style:table-column-properties fo:break-before="auto" style:column-width="0.986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BO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row table:style-name="ro1">
          <table:table-cell office:value-type="string" calcext:value-type="string">
            <text:p>Par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tore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Price pp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Price total</text:p>
          </table:table-cell>
        </table:table-row>
        <table:table-row table:style-name="ro1">
          <table:table-cell office:value-type="string" calcext:value-type="string">
            <text:p>Flight controller</text:p>
          </table:table-cell>
          <table:table-cell office:value-type="string" calcext:value-type="string">
            <text:p>Pixhawk 2.4.8</text:p>
          </table:table-cell>
          <table:table-cell office:value-type="string" calcext:value-type="string">
            <text:p>second hand</text:p>
          </table:table-cell>
          <table:table-cell office:value-type="string" calcext:value-type="string">
            <text:p><text:a xlink:href="https://www.2dehands.be/a/hobby-en-vrije-tijd/modelbouw-radiografisch-helikopters-en-quadcopters/m1658504570-pixhawk-2-4-8-px4-32bit-apm-flight-controller-with-power-mod.html?previousPage=lr" xlink:type="simple">https://www.2dehands.be/a/hobby-en-vrije-tijd/modelbouw-radiografisch-helikopters-en-quadcopters/m1658504570-pixhawk-2-4-8-px4-32bit-apm-flight-controller-with-power-mod.html?previousPage=lr</text:a>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formula="of:=[.E2]*[.F2]"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Servo</text:p>
          </table:table-cell>
          <table:table-cell office:value-type="string" calcext:value-type="string">
            <text:p>HXT12K Metal Gear Servo 25T 11kg / 0.16sec / 55g</text:p>
          </table:table-cell>
          <table:table-cell office:value-type="string" calcext:value-type="string">
            <text:p>HobbyKing</text:p>
          </table:table-cell>
          <table:table-cell office:value-type="string" calcext:value-type="string">
            <text:p><text:a xlink:href="https://hobbyking.com/en_us/hxt-10kg-servo-metal-gear-10kg-0-16sec-55g.html" xlink:type="simple">https://hobbyking.com/en_us/hxt-10kg-servo-metal-gear-10kg-0-16sec-55g.html</text:a></text:p>
          </table:table-cell>
          <table:table-cell office:value-type="float" office:value="8.88" calcext:value-type="float">
            <text:p>8.88</text:p>
          </table:table-cell>
          <table:table-cell office:value-type="float" office:value="4" calcext:value-type="float">
            <text:p>4</text:p>
          </table:table-cell>
          <table:table-cell table:formula="of:=[.E3]*[.F3]" office:value-type="float" office:value="35.52" calcext:value-type="float">
            <text:p>35.52</text:p>
          </table:table-cell>
        </table:table-row>
        <table:table-row table:style-name="ro1">
          <table:table-cell office:value-type="string" calcext:value-type="string">
            <text:p>Control horns</text:p>
          </table:table-cell>
          <table:table-cell office:value-type="string" calcext:value-type="string">
            <text:p>Control Horns 16x20mm (10pcs)</text:p>
          </table:table-cell>
          <table:table-cell office:value-type="string" calcext:value-type="string">
            <text:p>HobbyKing</text:p>
          </table:table-cell>
          <table:table-cell office:value-type="string" calcext:value-type="string">
            <text:p><text:a xlink:href="https://hobbyking.com/en_us/control-horns-16x20mm-10pcs.html" xlink:type="simple">https://hobbyking.com/en_us/control-horns-16x20mm-10pcs.html</text:a></text:p>
          </table:table-cell>
          <table:table-cell office:value-type="float" office:value="1.22" calcext:value-type="float">
            <text:p>1.22</text:p>
          </table:table-cell>
          <table:table-cell office:value-type="float" office:value="1" calcext:value-type="float">
            <text:p>1</text:p>
          </table:table-cell>
          <table:table-cell table:formula="of:=[.E4]*[.F4]" office:value-type="float" office:value="1.22" calcext:value-type="float">
            <text:p>1.22</text:p>
          </table:table-cell>
        </table:table-row>
        <table:table-row table:style-name="ro1">
          <table:table-cell office:value-type="string" calcext:value-type="string">
            <text:p>Linkage holders</text:p>
          </table:table-cell>
          <table:table-cell office:value-type="string" calcext:value-type="string">
            <text:p>Nylon Arm 2.8 x 6 x 6mm (10pcs)</text:p>
          </table:table-cell>
          <table:table-cell office:value-type="string" calcext:value-type="string">
            <text:p>HobbyKing</text:p>
          </table:table-cell>
          <table:table-cell office:value-type="string" calcext:value-type="string">
            <text:p><text:a xlink:href="https://hobbyking.com/en_us/nylon-arm-2-8-x-6-x-6mm-10pcs.html" xlink:type="simple">https://hobbyking.com/en_us/nylon-arm-2-8-x-6-x-6mm-10pcs.html</text:a></text:p>
          </table:table-cell>
          <table:table-cell office:value-type="float" office:value="0.48" calcext:value-type="float">
            <text:p>0.48</text:p>
          </table:table-cell>
          <table:table-cell office:value-type="float" office:value="1" calcext:value-type="float">
            <text:p>1</text:p>
          </table:table-cell>
          <table:table-cell table:formula="of:=[.E5]*[.F5]" office:value-type="float" office:value="0.48" calcext:value-type="float">
            <text:p>0.48</text:p>
          </table:table-cell>
        </table:table-row>
        <table:table-row table:style-name="ro1">
          <table:table-cell office:value-type="string" calcext:value-type="string">
            <text:p>Motor</text:p>
          </table:table-cell>
          <table:table-cell office:value-type="string" calcext:value-type="string">
            <text:p>PROPDRIVE v2 4258 500KV Brushless Outrunner Motor</text:p>
          </table:table-cell>
          <table:table-cell office:value-type="string" calcext:value-type="string">
            <text:p>HobbyKing</text:p>
          </table:table-cell>
          <table:table-cell office:value-type="string" calcext:value-type="string">
            <text:p><text:a xlink:href="https://hobbyking.com/en_us/propdrive-v2-4258-500kv-brushless-outrunner-motor.html" xlink:type="simple">https://hobbyking.com/en_us/propdrive-v2-4258-500kv-brushless-outrunner-motor.html</text:a></text:p>
          </table:table-cell>
          <table:table-cell office:value-type="float" office:value="46.1" calcext:value-type="float">
            <text:p>46.1</text:p>
          </table:table-cell>
          <table:table-cell office:value-type="float" office:value="1" calcext:value-type="float">
            <text:p>1</text:p>
          </table:table-cell>
          <table:table-cell table:formula="of:=[.E6]*[.F6]" office:value-type="float" office:value="46.1" calcext:value-type="float">
            <text:p>46.1</text:p>
          </table:table-cell>
        </table:table-row>
        <table:table-row table:style-name="ro1">
          <table:table-cell office:value-type="string" calcext:value-type="string">
            <text:p>Prop</text:p>
          </table:table-cell>
          <table:table-cell office:value-type="string" calcext:value-type="string">
            <text:p>TGS Precision Sport Propeller 17x10</text:p>
          </table:table-cell>
          <table:table-cell office:value-type="string" calcext:value-type="string">
            <text:p>HobbyKing</text:p>
          </table:table-cell>
          <table:table-cell office:value-type="string" calcext:value-type="string">
            <text:p><text:a xlink:href="https://hobbyking.com/en_us/tgs-precision-sport-propeller-17x10-1pc.html" xlink:type="simple">https://hobbyking.com/en_us/tgs-precision-sport-propeller-17x10-1pc.html</text:a></text:p>
          </table:table-cell>
          <table:table-cell office:value-type="float" office:value="6.14" calcext:value-type="float">
            <text:p>6.14</text:p>
          </table:table-cell>
          <table:table-cell office:value-type="float" office:value="3" calcext:value-type="float">
            <text:p>3</text:p>
          </table:table-cell>
          <table:table-cell table:formula="of:=[.E7]*[.F7]" office:value-type="float" office:value="18.42" calcext:value-type="float">
            <text:p>18.42</text:p>
          </table:table-cell>
        </table:table-row>
        <table:table-row table:style-name="ro1">
          <table:table-cell office:value-type="string" calcext:value-type="string">
            <text:p>ESC</text:p>
          </table:table-cell>
          <table:table-cell office:value-type="string" calcext:value-type="string">
            <text:p>YEP 80A (2~6S) SBEC</text:p>
          </table:table-cell>
          <table:table-cell office:value-type="string" calcext:value-type="string">
            <text:p>HobbyKing</text:p>
          </table:table-cell>
          <table:table-cell office:value-type="string" calcext:value-type="string">
            <text:p><text:a xlink:href="https://hobbyking.com/en_us/yep-80a-2-6s-sbec-brushless-speed-controller.html" xlink:type="simple">https://hobbyking.com/en_us/yep-80a-2-6s-sbec-brushless-speed-controller.html</text:a></text:p>
          </table:table-cell>
          <table:table-cell office:value-type="float" office:value="43.49" calcext:value-type="float">
            <text:p>43.49</text:p>
          </table:table-cell>
          <table:table-cell office:value-type="float" office:value="1" calcext:value-type="float">
            <text:p>1</text:p>
          </table:table-cell>
          <table:table-cell table:formula="of:=[.E8]*[.F8]" office:value-type="float" office:value="43.49" calcext:value-type="float">
            <text:p>43.49</text:p>
          </table:table-cell>
        </table:table-row>
        <table:table-row table:style-name="ro1">
          <table:table-cell office:value-type="string" calcext:value-type="string">
            <text:p>ESC programmer</text:p>
          </table:table-cell>
          <table:table-cell office:value-type="string" calcext:value-type="string">
            <text:p>YEP ESC Programming Card </text:p>
          </table:table-cell>
          <table:table-cell office:value-type="string" calcext:value-type="string">
            <text:p>HobbyKing</text:p>
          </table:table-cell>
          <table:table-cell office:value-type="string" calcext:value-type="string">
            <text:p><text:a xlink:href="https://hobbyking.com/en_us/yep-esc-programming-card.html" xlink:type="simple">https://hobbyking.com/en_us/yep-esc-programming-card.html</text:a></text:p>
          </table:table-cell>
          <table:table-cell office:value-type="float" office:value="5.92" calcext:value-type="float">
            <text:p>5.92</text:p>
          </table:table-cell>
          <table:table-cell office:value-type="float" office:value="1" calcext:value-type="float">
            <text:p>1</text:p>
          </table:table-cell>
          <table:table-cell table:formula="of:=[.E9]*[.F9]" office:value-type="float" office:value="5.92" calcext:value-type="float">
            <text:p>5.92</text:p>
          </table:table-cell>
        </table:table-row>
        <table:table-row table:style-name="ro1">
          <table:table-cell office:value-type="string" calcext:value-type="string">
            <text:p>Battery</text:p>
          </table:table-cell>
          <table:table-cell office:value-type="string" calcext:value-type="string">
            <text:p>Turnigy nano-tech 4000mAh 6S 35~70C</text:p>
          </table:table-cell>
          <table:table-cell office:value-type="string" calcext:value-type="string">
            <text:p>HobbyKing</text:p>
          </table:table-cell>
          <table:table-cell office:value-type="string" calcext:value-type="string">
            <text:p><text:a xlink:href="https://hobbyking.com/en_us/turnigy-nano-tech-4000mah-6s-35-70c-lipo-pack-w-xt-90.html" xlink:type="simple">https://hobbyking.com/en_us/turnigy-nano-tech-4000mah-6s-35-70c-lipo-pack-w-xt-90.html</text:a></text:p>
          </table:table-cell>
          <table:table-cell office:value-type="float" office:value="63.39" calcext:value-type="float">
            <text:p>63.39</text:p>
          </table:table-cell>
          <table:table-cell office:value-type="float" office:value="1" calcext:value-type="float">
            <text:p>1</text:p>
          </table:table-cell>
          <table:table-cell table:formula="of:=[.E10]*[.F10]" office:value-type="float" office:value="63.39" calcext:value-type="float">
            <text:p>63.39</text:p>
          </table:table-cell>
        </table:table-row>
        <table:table-row table:style-name="ro1">
          <table:table-cell office:value-type="string" calcext:value-type="string">
            <text:p>Radio transmitter</text:p>
          </table:table-cell>
          <table:table-cell office:value-type="string" calcext:value-type="string">
            <text:p>Turnigy TGY-i4X Mode 2 AFHDS/AFHDS 2A Switchable 4CH Transmitter/Receiver </text:p>
          </table:table-cell>
          <table:table-cell office:value-type="string" calcext:value-type="string">
            <text:p>HobbyKing</text:p>
          </table:table-cell>
          <table:table-cell office:value-type="string" calcext:value-type="string">
            <text:p><text:a xlink:href="https://hobbyking.com/en_us/turnigy-tgy-i4x-mode-2-afhds-afhds-2a-switchable-4ch-transmitter-receiver.html" xlink:type="simple">https://hobbyking.com/en_us/turnigy-tgy-i4x-mode-2-afhds-afhds-2a-switchable-4ch-transmitter-receiver.html</text:a></text:p>
          </table:table-cell>
          <table:table-cell office:value-type="float" office:value="31.49" calcext:value-type="float">
            <text:p>31.49</text:p>
          </table:table-cell>
          <table:table-cell office:value-type="float" office:value="1" calcext:value-type="float">
            <text:p>1</text:p>
          </table:table-cell>
          <table:table-cell table:formula="of:=[.E11]*[.F11]" office:value-type="float" office:value="31.49" calcext:value-type="float">
            <text:p>31.49</text:p>
          </table:table-cell>
        </table:table-row>
        <table:table-row table:style-name="ro1">
          <table:table-cell office:value-type="string" calcext:value-type="string">
            <text:p>Radio receiver</text:p>
          </table:table-cell>
          <table:table-cell office:value-type="string" calcext:value-type="string">
            <text:p>FS-A8S 2.4Ghz 8CH Mini Receiver with PPM i-BUS SBUS Output </text:p>
          </table:table-cell>
          <table:table-cell office:value-type="string" calcext:value-type="string">
            <text:p>HobbyKing</text:p>
          </table:table-cell>
          <table:table-cell office:value-type="string" calcext:value-type="string">
            <text:p><text:a xlink:href="https://hobbyking.com/en_us/fs-a8s-2-4g-8ch-mini-receiver-with-ppm-i-bus-sbus-output.html" xlink:type="simple">https://hobbyking.com/en_us/fs-a8s-2-4g-8ch-mini-receiver-with-ppm-i-bus-sbus-output.html</text:a></text:p>
          </table:table-cell>
          <table:table-cell office:value-type="float" office:value="7.59" calcext:value-type="float">
            <text:p>7.59</text:p>
          </table:table-cell>
          <table:table-cell office:value-type="float" office:value="1" calcext:value-type="float">
            <text:p>1</text:p>
          </table:table-cell>
          <table:table-cell table:formula="of:=[.E12]*[.F12]" office:value-type="float" office:value="7.59" calcext:value-type="float">
            <text:p>7.59</text:p>
          </table:table-cell>
        </table:table-row>
        <table:table-row table:style-name="ro1">
          <table:table-cell office:value-type="string" calcext:value-type="string">
            <text:p>FPV goggles</text:p>
          </table:table-cell>
          <table:table-cell office:value-type="string" calcext:value-type="string">
            <text:p>Quanum Cyclops Diversity DVR FPV Goggle</text:p>
          </table:table-cell>
          <table:table-cell office:value-type="string" calcext:value-type="string">
            <text:p>HobbyKing</text:p>
          </table:table-cell>
          <table:table-cell office:value-type="string" calcext:value-type="string">
            <text:p><text:a xlink:href="https://hobbyking.com/en_us/quanum-cyclops-diversity-fpv-goggle.html" xlink:type="simple">https://hobbyking.com/en_us/quanum-cyclops-diversity-fpv-goggle.html</text:a></text:p>
          </table:table-cell>
          <table:table-cell office:value-type="float" office:value="26.09" calcext:value-type="float">
            <text:p>26.09</text:p>
          </table:table-cell>
          <table:table-cell office:value-type="float" office:value="1" calcext:value-type="float">
            <text:p>1</text:p>
          </table:table-cell>
          <table:table-cell table:formula="of:=[.E13]*[.F13]" office:value-type="float" office:value="26.09" calcext:value-type="float">
            <text:p>26.09</text:p>
          </table:table-cell>
        </table:table-row>
        <table:table-row table:style-name="ro1">
          <table:table-cell office:value-type="string" calcext:value-type="string">
            <text:p>FPV Cam</text:p>
          </table:table-cell>
          <table:table-cell office:value-type="string" calcext:value-type="string">
            <text:p>CADDX Baby Ratel Starlight 1.8mm 1200TVL 14x14mm 4.6g FPV Camera w/160° FOV (Yellow)</text:p>
          </table:table-cell>
          <table:table-cell office:value-type="string" calcext:value-type="string">
            <text:p>HobbyKing</text:p>
          </table:table-cell>
          <table:table-cell office:value-type="string" calcext:value-type="string">
            <text:p><text:a xlink:href="https://hobbyking.com/en_us/caddx-baby-ratel-starlight-1-8mm-1200tvl-14x14mm-4-6g-fpv-camera-w-160-fov-yellow.html" xlink:type="simple">https://hobbyking.com/en_us/caddx-baby-ratel-starlight-1-8mm-1200tvl-14x14mm-4-6g-fpv-camera-w-160-fov-yellow.html</text:a></text:p>
          </table:table-cell>
          <table:table-cell office:value-type="float" office:value="25.51" calcext:value-type="float">
            <text:p>25.51</text:p>
          </table:table-cell>
          <table:table-cell office:value-type="float" office:value="1" calcext:value-type="float">
            <text:p>1</text:p>
          </table:table-cell>
          <table:table-cell table:formula="of:=[.E14]*[.F14]" office:value-type="float" office:value="25.51" calcext:value-type="float">
            <text:p>25.51</text:p>
          </table:table-cell>
        </table:table-row>
        <table:table-row table:style-name="ro1">
          <table:table-cell office:value-type="string" calcext:value-type="string">
            <text:p>FPV OSD</text:p>
          </table:table-cell>
          <table:table-cell office:value-type="string" calcext:value-type="string">
            <text:p>Micro OSD V2</text:p>
          </table:table-cell>
          <table:table-cell office:value-type="string" calcext:value-type="string">
            <text:p>Holybro</text:p>
          </table:table-cell>
          <table:table-cell office:value-type="string" calcext:value-type="string">
            <text:p><text:a xlink:href="https://shop.holybro.com/micro-osd-v2_p1207.html" xlink:type="simple">https://shop.holybro.com/micro-osd-v2_p1207.html</text:a></text:p>
          </table:table-cell>
          <table:table-cell office:value-type="float" office:value="13.17" calcext:value-type="float">
            <text:p>13.17</text:p>
          </table:table-cell>
          <table:table-cell office:value-type="float" office:value="1" calcext:value-type="float">
            <text:p>1</text:p>
          </table:table-cell>
          <table:table-cell table:formula="of:=[.E15]*[.F15]" office:value-type="float" office:value="13.17" calcext:value-type="float">
            <text:p>13.17</text:p>
          </table:table-cell>
        </table:table-row>
        <table:table-row table:style-name="ro1">
          <table:table-cell office:value-type="string" calcext:value-type="string">
            <text:p>FPV VTX</text:p>
          </table:table-cell>
          <table:table-cell office:value-type="string" calcext:value-type="string">
            <text:p>Atlatl HV micro</text:p>
          </table:table-cell>
          <table:table-cell office:value-type="string" calcext:value-type="string">
            <text:p>Holybro</text:p>
          </table:table-cell>
          <table:table-cell office:value-type="string" calcext:value-type="string">
            <text:p><text:a xlink:href="https://shop.holybro.com/atlatl-hv-micro_p1186.html" xlink:type="simple">https://shop.holybro.com/atlatl-hv-micro_p1186.html</text:a></text:p>
          </table:table-cell>
          <table:table-cell office:value-type="float" office:value="17.29" calcext:value-type="float">
            <text:p>17.29</text:p>
          </table:table-cell>
          <table:table-cell office:value-type="float" office:value="1" calcext:value-type="float">
            <text:p>1</text:p>
          </table:table-cell>
          <table:table-cell table:formula="of:=[.E16]*[.F16]" office:value-type="float" office:value="17.29" calcext:value-type="float">
            <text:p>17.29</text:p>
          </table:table-cell>
        </table:table-row>
        <table:table-row table:style-name="ro1">
          <table:table-cell office:value-type="string" calcext:value-type="string">
            <text:p>Telemetry</text:p>
          </table:table-cell>
          <table:table-cell office:value-type="string" calcext:value-type="string">
            <text:p>Transceiver Telemetry Radio V3</text:p>
          </table:table-cell>
          <table:table-cell office:value-type="string" calcext:value-type="string">
            <text:p>Holybro</text:p>
          </table:table-cell>
          <table:table-cell office:value-type="string" calcext:value-type="string">
            <text:p><text:a xlink:href="https://shop.holybro.com/transceiver-telemetry-radio-v3_p1103.html" xlink:type="simple">https://shop.holybro.com/transceiver-telemetry-radio-v3_p1103.html</text:a></text:p>
          </table:table-cell>
          <table:table-cell office:value-type="float" office:value="37.05" calcext:value-type="float">
            <text:p>37.05</text:p>
          </table:table-cell>
          <table:table-cell office:value-type="float" office:value="1" calcext:value-type="float">
            <text:p>1</text:p>
          </table:table-cell>
          <table:table-cell table:formula="of:=[.E17]*[.F17]" office:value-type="float" office:value="37.05" calcext:value-type="float">
            <text:p>37.05</text:p>
          </table:table-cell>
        </table:table-row>
        <table:table-row table:style-name="ro1">
          <table:table-cell office:value-type="string" calcext:value-type="string">
            <text:p>GPS</text:p>
          </table:table-cell>
          <table:table-cell office:value-type="string" calcext:value-type="string">
            <text:p>Pixhawk4 2nd GPS Module</text:p>
          </table:table-cell>
          <table:table-cell office:value-type="string" calcext:value-type="string">
            <text:p>Holybro</text:p>
          </table:table-cell>
          <table:table-cell office:value-type="string" calcext:value-type="string">
            <text:p><text:a xlink:href="https://shop.holybro.com/pixhawk4-2nd-gps-module_p1145.html" xlink:type="simple">https://shop.holybro.com/pixhawk4-2nd-gps-module_p1145.html</text:a></text:p>
          </table:table-cell>
          <table:table-cell office:value-type="float" office:value="34.58" calcext:value-type="float">
            <text:p>34.58</text:p>
          </table:table-cell>
          <table:table-cell office:value-type="float" office:value="1" calcext:value-type="float">
            <text:p>1</text:p>
          </table:table-cell>
          <table:table-cell table:formula="of:=[.E18]*[.F18]" office:value-type="float" office:value="34.58" calcext:value-type="float">
            <text:p>34.58</text:p>
          </table:table-cell>
        </table:table-row>
        <table:table-row table:style-name="ro1">
          <table:table-cell office:value-type="string" calcext:value-type="string">
            <text:p>Charger</text:p>
          </table:table-cell>
          <table:table-cell office:value-type="string" calcext:value-type="string">
            <text:p>Turnigy P606 LiPoly/LiFe AC/DC Charger (EU Plug)</text:p>
          </table:table-cell>
          <table:table-cell office:value-type="string" calcext:value-type="string">
            <text:p>HobbyKing</text:p>
          </table:table-cell>
          <table:table-cell office:value-type="string" calcext:value-type="string">
            <text:p><text:a xlink:href="https://hobbyking.com/en_us/pd606-charger-eu-plug.html" xlink:type="simple">https://hobbyking.com/en_us/pd606-charger-eu-plug.html</text:a></text:p>
          </table:table-cell>
          <table:table-cell office:value-type="float" office:value="43.15" calcext:value-type="float">
            <text:p>43.15</text:p>
          </table:table-cell>
          <table:table-cell office:value-type="float" office:value="1" calcext:value-type="float">
            <text:p>1</text:p>
          </table:table-cell>
          <table:table-cell table:formula="of:=[.E19]*[.F19]" office:value-type="float" office:value="43.15" calcext:value-type="float">
            <text:p>43.15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otal</text:p>
          </table:table-cell>
          <table:table-cell table:number-columns-repeated="5"/>
          <table:table-cell table:formula="of:=SUM([.G2:.G19])" office:value-type="float" office:value="490.46" calcext:value-type="float">
            <text:p>490.46</text:p>
          </table:table-cell>
        </table:table-row>
      </table:table>
      <table:table table:name="Receipt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number-columns-repeated="2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Price w/o fees</text:p>
          </table:table-cell>
          <table:table-cell office:value-type="string" calcext:value-type="string">
            <text:p>Paid</text:p>
          </table:table-cell>
          <table:table-cell office:value-type="string" calcext:value-type="string">
            <text:p>Fees (shipping/conversion/handling/service…)</text:p>
          </table:table-cell>
        </table:table-row>
        <table:table-row table:style-name="ro1">
          <table:table-cell office:value-type="string" calcext:value-type="string">
            <text:p>Second hand: Flight controller</text:p>
          </table:table-cell>
          <table:table-cell office:value-type="string" calcext:value-type="string">
            <text:p><text:a xlink:href="https://www.2dehands.be/a/hobby-en-vrije-tijd/modelbouw-radiografisch-helikopters-en-quadcopters/m1658504570-pixhawk-2-4-8-px4-32bit-apm-flight-controller-with-power-mod.html?previousPage=lr" xlink:type="simple">https://www.2dehands.be/a/hobby-en-vrije-tijd/modelbouw-radiografisch-helikopters-en-quadcopters/m1658504570-pixhawk-2-4-8-px4-32bit-apm-flight-controller-with-power-mod.html?previousPage=lr</text:a></text:p>
          </table:table-cell>
          <table:table-cell table:number-columns-repeated="2" office:value-type="float" office:value="40" calcext:value-type="float">
            <text:p>40</text:p>
          </table:table-cell>
          <table:table-cell table:formula="of:=[.D2]-[.C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obbyKing</text:p>
          </table:table-cell>
          <table:table-cell office:value-type="string" calcext:value-type="string">
            <text:p><text:a xlink:href="https://hobbyking.com/" xlink:type="simple">https://hobbyking.com/</text:a></text:p>
          </table:table-cell>
          <table:table-cell table:formula="of:=SUMIF([$BOM.C2:$BOM.C19]; &quot;HobbyKing&quot;; [$BOM.G2:$BOM.G19])" office:value-type="float" office:value="348.37" calcext:value-type="float">
            <text:p>348.37</text:p>
          </table:table-cell>
          <table:table-cell office:value-type="float" office:value="397.59" calcext:value-type="float">
            <text:p>397.59</text:p>
          </table:table-cell>
          <table:table-cell table:formula="of:=[.D3]-[.C3]" office:value-type="float" office:value="49.22" calcext:value-type="float">
            <text:p>49.22</text:p>
          </table:table-cell>
        </table:table-row>
        <table:table-row table:style-name="ro1">
          <table:table-cell office:value-type="string" calcext:value-type="string">
            <text:p>Holybro</text:p>
          </table:table-cell>
          <table:table-cell office:value-type="string" calcext:value-type="string">
            <text:p><text:a xlink:href="https://shop.holybro.com/" xlink:type="simple">https://shop.holybro.com/</text:a></text:p>
          </table:table-cell>
          <table:table-cell table:formula="of:=SUMIF([$BOM.C2:$BOM.C19]; &quot;Holybro&quot;; [$BOM.G2:$BOM.G19])" office:value-type="float" office:value="102.09" calcext:value-type="float">
            <text:p>102.09</text:p>
          </table:table-cell>
          <table:table-cell office:value-type="float" office:value="147.84" calcext:value-type="float">
            <text:p>147.84</text:p>
          </table:table-cell>
          <table:table-cell table:formula="of:=[.D4]-[.C4]" office:value-type="float" office:value="45.75" calcext:value-type="float">
            <text:p>45.75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Total</text:p>
          </table:table-cell>
          <table:table-cell table:number-columns-repeated="2"/>
          <table:table-cell table:formula="of:=SUM([.D2:.D4])" office:value-type="float" office:value="585.43" calcext:value-type="float">
            <text:p>585.43</text:p>
          </table:table-cell>
          <table:table-cell table:formula="of:=SUM([.E2:.E4])" office:value-type="float" office:value="94.97" calcext:value-type="float">
            <text:p>94.9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8">00/00/0000</text:date>, <text:time style:data-style-name="N2" text:time-value="17:56:48.82476923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10-20T23:41:04.964000000</meta:creation-date>
    <meta:generator>LibreOffice/7.0.5.2$Linux_X86_64 LibreOffice_project/00$Build-2</meta:generator>
    <dc:date>2021-05-18T17:56:57.947747053</dc:date>
    <meta:editing-duration>PT11H34M19S</meta:editing-duration>
    <meta:editing-cycles>16</meta:editing-cycles>
    <meta:document-statistic meta:table-count="2" meta:cell-count="158" meta:object-count="0"/>
  </office:meta>
</office:document-meta>
</file>